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3184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4pt" fo:background-color="#ffff00" style:font-size-asian="14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fo:font-size="24pt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/>
    </style:style>
    <style:style style:name="P17" style:family="paragraph" style:parent-style-name="Standard">
      <style:text-properties fo:color="#365f91" loext:opacity="100%" style:font-name="Cambria" fo:font-size="16pt" fo:font-weight="bold" style:font-size-asian="16pt" style:font-weight-asian="bold" style:font-size-complex="16pt" style:font-weight-complex="bold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20" style:family="paragraph" style:parent-style-name="Heading_20_1">
      <style:text-properties fo:font-size="16pt" style:font-size-asian="16pt" style:font-size-complex="16pt"/>
    </style:style>
    <style:style style:name="P21" style:family="paragraph" style:parent-style-name="List_20_Paragraph" style:list-style-name="WWNum1">
      <style:text-properties fo:font-style="italic" style:font-style-asian="italic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14pt" fo:background-color="#ffff00" style:font-size-asian="14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8pt" officeooo:rsid="001cee55" officeooo:paragraph-rsid="001cee55" fo:background-color="#ffff00" style:font-size-asian="18pt" style:font-size-complex="12pt"/>
    </style:style>
    <style:style style:name="P25" style:family="paragraph" style:parent-style-name="Standard">
      <style:paragraph-properties fo:text-align="center" style:justify-single-word="false" fo:padding-left="0.141cm" fo:padding-right="0.141cm" fo:padding-top="0.035cm" fo:padding-bottom="0.035cm" fo:border="1.5pt solid #31849b" style:shadow="none"/>
      <style:text-properties fo:font-size="36pt" fo:font-weight="bold" style:font-size-asian="36pt" style:font-weight-asian="bold" style:font-size-complex="20pt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1.5pt solid #31849b" style:shadow="none"/>
      <style:text-properties fo:font-size="36pt" fo:font-weight="bold" style:font-size-asian="36pt" style:font-weight-asian="bold" style:font-size-complex="36pt"/>
    </style:style>
    <style:style style:name="P27" style:family="paragraph" style:parent-style-name="Standard">
      <style:text-properties fo:font-style="italic" officeooo:rsid="001cee55" officeooo:paragraph-rsid="001cee55" style:font-style-asian="italic"/>
    </style:style>
    <style:style style:name="P28" style:family="paragraph" style:parent-style-name="Standard">
      <style:text-properties fo:font-style="italic" style:font-style-asian="italic"/>
    </style:style>
    <style:style style:name="P29" style:family="paragraph" style:parent-style-name="TOC_20_Heading">
      <style:text-properties fo:font-size="24pt" style:font-size-asian="24pt" style:font-size-complex="24pt"/>
    </style:style>
    <style:style style:name="P30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e24a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35cm" svg:stroke-color="#0070c0" draw:stroke-linejoin="round" draw:fill="gradient" draw:fill-gradient-name="Gradient_20_1" draw:textarea-vertical-align="top" draw:auto-grow-height="false" fo:min-height="0.84cm" fo:min-width="1.801cm" fo:padding-top="0.127cm" fo:padding-bottom="0.127cm" fo:padding-left="0.254cm" fo:padding-right="0.254cm" fo:wrap-option="wrap" draw:shadow="visible" draw:shadow-offset-x="0.035cm" draw:shadow-offset-y="0.071cm" draw:shadow-color="#254061" draw:shadow-opacity="50%" loext:shadow-blur="0cm" fo:margin-left="0.016cm" fo:margin-right="0.025cm" fo:margin-top="0.025cm" fo:margin-bottom="0.0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6"/>
      <text:p text:style-name="P6"/>
      <text:p text:style-name="P6"/>
      <text:p text:style-name="P6"/>
      <text:p text:style-name="P6"/>
      <text:p text:style-name="P24">Enzo BROUXEL 3A</text:p>
      <text:p text:style-name="P8"/>
      <text:p text:style-name="P8"/>
      <text:p text:style-name="P9"/>
      <text:p text:style-name="P12"/>
      <text:p text:style-name="P12"/>
      <text:p text:style-name="P12"/>
      <text:p text:style-name="P12"/>
      <text:p text:style-name="P25">Dossier de</text:p>
      <text:p text:style-name="P26">conception d’un site personnel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nnée universitaire 2021-2022</text:p>
      <text:p text:style-name="P12"/>
      <text:p text:style-name="P12"/>
      <text:p text:style-name="P12"/>
      <text:p text:style-name="P12"/>
      <text:p text:style-name="P12"><text:soft-page-break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Sommaire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9">Sommaire</text:p>
            <text:p text:style-name="Standard"/>
          </text:index-title>
          <text:p text:style-name="P3">I Objectif du site<text:tab/>4</text:p>
          <text:p text:style-name="P3">II Cibles et profil des utilisateurs<text:tab/>4</text:p>
          <text:p text:style-name="P3">III Rubriques et arborescence<text:tab/>4</text:p>
          <text:p text:style-name="P3">IV Les principales recommandations ergonomiques<text:tab/>4</text:p>
          <text:p text:style-name="P3">V Charte graphique<text:tab/>4</text:p>
          <text:p text:style-name="P15"/>
        </text:index-body>
      </text:table-of-content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h text:style-name="P19" text:outline-level="1"><text:bookmark-start text:name="_Toc377025685"/>I Objectif du site<text:bookmark-end text:name="_Toc377025685"/></text:h>
      <text:p text:style-name="P27">Le but de mon site est de me présenter personnellement et professionnellement. Il pourra me servir de CV en ligne pour plus tard. </text:p>
      <text:p text:style-name="Standard"/>
      <text:h text:style-name="P4" text:outline-level="1"><text:bookmark-start text:name="_Toc377025686"/>II Cibles et profil des utilisateurs<text:bookmark-end text:name="_Toc377025686"/></text:h>
      <text:p text:style-name="P27">Mon <text:span text:style-name="T2">site </text:span>s’adresse aux personnes intéressés par mon profil, </text:p>
      <text:p text:style-name="Standard"/>
      <text:p text:style-name="Standard"/>
      <text:p text:style-name="P5"/>
      <text:h text:style-name="P4" text:outline-level="1"><text:bookmark-start text:name="_Toc377025687"/>III Rubriques et arborescence<text:bookmark-end text:name="_Toc377025687"/></text:h>
      <text:p text:style-name="P28">Description de la structuration du site : les rubriques et l’arborescence</text:p>
      <text:p text:style-name="P28">Maquettes des pages du site – Utilisez les outils dédiés vus en séance SAE R1-06</text:p>
      <text:p text:style-name="Standard"><text:span text:style-name="T1">Balsamiq (licence gratuite <text:s/>30 jours) https://balsamiq.com/wireframes/desktop/<text:line-break/>Figma (outil web design) https://www.figma.com/<text:line-break/>Mockup : https://fr.freepik.com/psd/mockup<text:line-break/></text:span><text:bookmark text:name="_GoBack"/><text:span text:style-name="T1"> </text:span></text:p>
      <text:p text:style-name="Standard"/>
      <text:p text:style-name="P11"/>
      <text:p text:style-name="P5"/>
      <text:h text:style-name="P4" text:outline-level="1"><text:bookmark-start text:name="_Toc377025688"/>IV Les principales recommandations ergonomiques<text:bookmark-end text:name="_Toc377025688"/></text:h>
      <text:p text:style-name="Standard"/>
      <text:p text:style-name="P5"/>
      <text:h text:style-name="P4" text:outline-level="1"><text:bookmark-start text:name="_Toc377025689"/>V Charte graphique<text:bookmark-end text:name="_Toc377025689"/></text:h>
      <text:p text:style-name="Standard">Par exemple :</text:p>
      <text:list xml:id="list3012233370" text:style-name="WWNum1">
        <text:list-item>
          <text:p text:style-name="P21">Mise en forme : préférence pour un contenu centré, ou à gauche, ou …</text:p>
        </text:list-item>
        <text:list-item>
          <text:p text:style-name="P21">Couleur dominante </text:p>
        </text:list-item>
        <text:list-item>
          <text:p text:style-name="P21">Couleurs associées </text:p>
        </text:list-item>
      </text:list>
      <text:p text:style-name="Standard"/>
      <text:p text:style-name="Standard"/>
      <text:h text:style-name="P4" text:outline-level="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draw:gradient draw:name="Gradient_20_1" draw:display-name="Gradient 1" draw:style="axial" draw:start-color="#dce6f2" draw:end-color="#95b3d7" draw:start-intensity="100%" draw:end-intensity="100%" draw:angle="135deg" draw:border="0%"/>
    <draw:gradient draw:name="Gradient_20_2" draw:display-name="Gradient 2" draw:style="axial" draw:start-color="#b0b8c1" draw:end-color="#778fac" draw:start-intensity="100%" draw:end-intensity="100%" draw:angle="13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70c0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justify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0070c0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31849b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gr1" style:family="graphic" style:parent-style-name="Frame">
      <style:graphic-properties draw:stroke="solid" svg:stroke-width="0.035cm" svg:stroke-color="#0070c0" draw:stroke-linejoin="round" draw:fill="gradient" draw:fill-gradient-name="Gradient_20_1" draw:textarea-vertical-align="top" draw:auto-grow-height="false" fo:min-height="0.84cm" fo:min-width="1.801cm" fo:padding-top="0.127cm" fo:padding-bottom="0.127cm" fo:padding-left="0.254cm" fo:padding-right="0.254cm" fo:wrap-option="wrap" draw:shadow="visible" draw:shadow-offset-x="0.035cm" draw:shadow-offset-y="0.071cm" draw:shadow-color="#254061" draw:shadow-opacity="50%" loext:shadow-blur="0cm" fo:margin-left="0.016cm" fo:margin-right="0.025cm" fo:margin-top="0.025cm" fo:margin-bottom="0.0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4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759cm" fo:margin-left="0cm" fo:margin-right="0cm" fo:margin-top="1.65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1.02 Développement d’interface web <text:s/>- <text:s/>Dossier de conception d’un site web personnel</text:p>
        <text:p text:style-name="Header"/>
      </style:header>
      <style:footer>
        <text:p text:style-name="MP2"><text:page-number text:select-page="current">3</text:page-number>/<text:page-count>3</text:page-count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0" draw:name="AutoShape 1" draw:style-name="Mgr1" draw:text-style-name="MP3" svg:width="2.308cm" svg:height="1.25cm" svg:x="-0.086cm" svg:y="-0.466cm"><text:p text:style-name="Frame_20_contents">R1-02</text:p><text:p text:style-name="Frame_20_contents">Dev Web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/style:header>
      <style:footer>
        <text:p text:style-name="MP2"><text:page-number text:select-page="current">1</text:page-number>/<text:page-count>3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rnard</meta:initial-creator>
    <meta:editing-cycles>7</meta:editing-cycles>
    <meta:creation-date>2021-11-12T08:25:00</meta:creation-date>
    <dc:date>2021-11-21T19:18:19.084000000</dc:date>
    <meta:editing-duration>P1DT37M58S</meta:editing-duration>
    <meta:generator>LibreOffice/7.2.2.2$Windows_X86_64 LibreOffice_project/02b2acce88a210515b4a5bb2e46cbfb63fe97d56</meta:generator>
    <meta:document-statistic meta:table-count="0" meta:image-count="0" meta:object-count="0" meta:page-count="3" meta:paragraph-count="29" meta:word-count="174" meta:character-count="1136" meta:non-whitespace-character-count="984"/>
    <meta:user-defined meta:name="AppVersion">16.0000</meta:user-defined>
    <meta:template xlink:type="simple" xlink:actuate="onRequest" xlink:title="Normal.dotm" xlink:href=""/>
  </office:meta>
</office:document-meta>
</file>